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7.2pt"/>
    </style:style>
    <style:style style:name="co4" style:family="table-column">
      <style:table-column-properties fo:break-before="auto" style:column-width="235.64pt"/>
    </style:style>
    <style:style style:name="co5" style:family="table-column">
      <style:table-column-properties fo:break-before="auto" style:column-width="116.79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7.94pt"/>
    </style:style>
    <style:style style:name="co8" style:family="table-column">
      <style:table-column-properties fo:break-before="auto" style:column-width="75.15pt"/>
    </style:style>
    <style:style style:name="co9" style:family="table-column">
      <style:table-column-properties fo:break-before="auto" style:column-width="133pt"/>
    </style:style>
    <style:style style:name="co10" style:family="table-column">
      <style:table-column-properties fo:break-before="auto" style:column-width="35.74pt"/>
    </style:style>
    <style:style style:name="co11" style:family="table-column">
      <style:table-column-properties fo:break-before="auto" style:column-width="41.56pt"/>
    </style:style>
    <style:style style:name="co12" style:family="table-column">
      <style:table-column-properties fo:break-before="auto" style:column-width="159.96pt"/>
    </style:style>
    <style:style style:name="co13" style:family="table-column">
      <style:table-column-properties fo:break-before="auto" style:column-width="105.9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9.7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20.86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fo:background-color="#ffffd7" style:text-align-source="fix" style:repeat-content="false" fo:wrap-option="wrap" style:shrink-to-fi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d7" fo:wrap-option="wrap" style:shrink-to-fit="false"/>
      <style:text-properties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>
      <style:table-cell-properties fo:background-color="#ffffd7" fo:wrap-option="wrap" style:shrink-to-fit="false"/>
    </style:style>
    <style:style style:name="ce18" style:family="table-cell" style:parent-style-name="Default">
      <style:table-cell-properties fo:background-color="#ffffd7" fo:wrap-option="wrap" style:shrink-to-fit="false"/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d7" fo:wrap-option="wrap" style:shrink-to-fit="false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d7" fo:wrap-option="wrap" style:shrink-to-fit="false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d7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d7"/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able-cell-properties fo:background-color="#ffffd7"/>
      <style:text-properties fo:color="#ffffff"/>
    </style:style>
    <style:style style:name="ce34" style:family="table-cell" style:parent-style-name="Default">
      <style:table-cell-properties fo:background-color="#ffffd7"/>
      <style:text-properties fo:color="#ffffff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d7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fd7"/>
      <style:text-properties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#ffffd7"/>
    </style:style>
    <style:style style:name="ce37" style:family="table-cell" style:parent-style-name="Default">
      <style:table-cell-properties fo:background-color="#ffffd7"/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d7"/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fd7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d7"/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ffd7"/>
      <style:text-properties fo:color="#000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42" style:family="table-cell" style:parent-style-name="Default">
      <style:table-cell-properties fo:background-color="#ffffd7"/>
      <style:text-properties fo:color="#ffffff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d7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ffffd7" style:vertical-align="middle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#ffffd7" style:vertical-align="middle"/>
    </style:style>
    <style:style style:name="ce45" style:family="table-cell" style:parent-style-name="Default">
      <style:table-cell-properties fo:background-color="#ffffd7" style:vertical-align="middle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ffd7" style:vertical-align="middle"/>
      <style:text-properties fo:color="#0000ff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ffd7" style:vertical-align="middle"/>
      <style:text-properties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48" style:family="table-cell" style:parent-style-name="Default">
      <style:table-cell-properties fo:background-color="#ffffd7" style:vertical-align="middle"/>
      <style:text-properties fo:color="#000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77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ackground-color="#e8f2a1"/>
      <style:text-properties fo:font-style="italic" fo:font-weight="normal" style:font-style-asian="italic" style:font-weight-asian="normal" style:font-style-complex="italic" style:font-weight-complex="normal"/>
    </style:style>
    <style:style style:name="ce50" style:family="table-cell" style:parent-style-name="Default">
      <style:table-cell-properties fo:background-color="#e8f2a1"/>
    </style:style>
    <style:style style:name="ce51" style:family="table-cell" style:parent-style-name="Default">
      <style:table-cell-properties fo:background-color="#e8f2a1"/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e8f2a1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e8f2a1"/>
      <style:text-properties fo:color="#000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83" style:family="table-cell" style:parent-style-name="Default">
      <style:table-cell-properties fo:background-color="#e8f2a1" fo:wrap-option="wrap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e8f2a1" fo:wrap-option="wrap"/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>
      <style:table-cell-properties fo:background-color="#e8f2a1" fo:wrap-option="wrap"/>
    </style:style>
    <style:style style:name="ce56" style:family="table-cell" style:parent-style-name="Default">
      <style:table-cell-properties fo:background-color="#e8f2a1" fo:wrap-option="wrap"/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e8f2a1" fo:wrap-option="wrap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e8f2a1" fo:wrap-option="wrap"/>
      <style:text-properties fo:color="#000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59" style:family="table-cell" style:parent-style-name="Default">
      <style:table-cell-properties fo:background-color="#e8f2a1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99">
      <style:table-cell-properties fo:background-color="#e8f2a1"/>
    </style:style>
    <style:style style:name="ce9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ackground-color="#eeeeee"/>
      <style:text-properties fo:font-style="italic" fo:font-weight="normal" style:font-style-asian="italic" style:font-weight-asian="normal" style:font-style-complex="italic" style:font-weight-complex="normal"/>
    </style:style>
    <style:style style:name="ce93" style:family="table-cell" style:parent-style-name="Default">
      <style:table-cell-properties fo:background-color="#eeeeee"/>
    </style:style>
    <style:style style:name="ce63" style:family="table-cell" style:parent-style-name="Default" style:data-style-name="N99">
      <style:table-cell-properties fo:background-color="#eeeeee"/>
    </style:style>
    <style:style style:name="ce95" style:family="table-cell" style:parent-style-name="Default">
      <style:table-cell-properties fo:background-color="#eeeeee"/>
      <style:text-properties fo:color="#eeeeee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#eeeeee"/>
      <style:text-properties fo:color="#eeeeee" fo:font-style="italic" fo:font-weight="normal" style:font-style-asian="italic" style:font-weight-asian="normal" style:font-style-complex="italic" style:font-weight-complex="normal"/>
    </style:style>
    <style:style style:name="ce65" style:family="table-cell" style:parent-style-name="Default">
      <style:table-cell-properties fo:background-color="#eeeeee"/>
      <style:text-properties fo:color="#eeeeee"/>
    </style:style>
    <style:style style:name="ce98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66" style:family="table-cell" style:parent-style-name="Default">
      <style:table-cell-properties fo:background-color="#eeeeee"/>
      <style:text-properties fo:color="#2b91af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eeeeee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eeeeee"/>
      <style:text-properties fo:color="#000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102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ackground-color="#eeeee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#eeeeee" style:vertical-align="middle"/>
      <style:text-properties fo:font-style="italic" fo:font-weight="normal" style:font-style-asian="italic" style:font-weight-asian="normal" style:font-style-complex="italic" style:font-weight-complex="normal"/>
    </style:style>
    <style:style style:name="ce71" style:family="table-cell" style:parent-style-name="Default">
      <style:table-cell-properties fo:background-color="#eeeeee" style:vertical-align="middle"/>
    </style:style>
    <style:style style:name="ce72" style:family="table-cell" style:parent-style-name="Default">
      <style:table-cell-properties fo:background-color="#eeeeee" style:vertical-align="middle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eeeeee" style:vertical-align="middle"/>
      <style:text-properties fo:color="#000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74" style:family="table-cell" style:parent-style-name="Default">
      <style:table-cell-properties fo:background-color="#eeeeee" style:vertical-align="middle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" draw:marker-start-width="5.67pt" draw:marker-start-center="false" draw:fill="solid" draw:fill-color="#ffffc0" draw:auto-grow-height="true" draw:auto-grow-width="false" fo:min-height="9.5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" draw:marker-start-width="5.67pt" draw:marker-start-center="false" draw:fill="solid" draw:fill-color="#ffffc0" draw:auto-grow-height="true" draw:auto-grow-width="false" fo:min-height="19.0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" draw:marker-start-width="5.67pt" draw:marker-start-center="false" draw:fill="solid" draw:fill-color="#ffffc0" draw:auto-grow-height="true" draw:auto-grow-width="false" fo:min-height="351.38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" draw:marker-start-width="5.67pt" draw:marker-start-center="false" draw:fill="solid" draw:fill-color="#ffffc0" draw:auto-grow-height="true" draw:auto-grow-width="false" fo:min-height="208.94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" draw:marker-start-width="5.67pt" draw:marker-start-center="false" draw:fill="solid" draw:fill-color="#ffffc0" draw:auto-grow-height="true" draw:auto-grow-width="false" fo:min-height="167.98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" draw:marker-start-width="5.67pt" draw:marker-start-center="false" draw:fill="solid" draw:fill-color="#ffffc0" draw:auto-grow-height="true" draw:auto-grow-width="false" fo:min-height="268.75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" draw:marker-start-width="5.67pt" draw:marker-start-center="false" draw:fill="solid" draw:fill-color="#ffffc0" draw:auto-grow-height="true" draw:auto-grow-width="false" fo:min-height="358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zh" style:country-asian="CN" style:font-style-asian="normal" style:font-weight-asian="normal" style:font-name-complex="Consolas1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zh" style:country-asian="CN" style:font-style-asian="normal" style:font-weight-asian="normal" style:font-name-complex="Consolas1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8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zh" style:country-asian="CN" style:font-style-asian="normal" style:font-weight-asian="normal" style:font-name-complex="Consolas1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fo:color="#008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zh" style:country-asian="CN" style:font-style-asian="normal" style:font-weight-asian="normal" style:font-name-complex="Consolas1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zh" style:country-asian="CN" style:font-style-asian="normal" style:font-weight-asian="normal" style:font-name-complex="Consolas1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8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zh" style:country-asian="CN" style:font-style-asian="normal" style:font-weight-asian="normal" style:font-name-complex="Consolas1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fo:font-size="9.5pt" style:font-name-asian="Consolas" style:font-name-complex="Consolas" style:font-size-asian="9.5pt" style:font-size-complex="9.5pt"/>
    </style:style>
    <style:style style:name="T5" style:family="text">
      <style:text-properties fo:font-size="9.5pt" style:font-name-asian="Consolas" style:font-name-complex="Consolas" style:font-size-asian="9.5pt" style:font-size-complex="9.5pt" fo:color="#0000ff"/>
    </style:style>
    <style:style style:name="T6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7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8" style:family="text">
      <style:text-properties style:font-name="Consolas" fo:font-size="9.5pt" style:font-name-asian="Consolas" style:font-name-complex="Consolas" style:font-size-asian="9.5pt" style:font-size-complex="9.5pt" fo:color="#0000ff"/>
    </style:style>
  </office:automatic-styles>
  <office:body>
    <office:spreadsheet>
      <table:table table:name="Diagra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3" table:default-cell-style-name="ce29"/>
        <table:table-column table:style-name="co4" table:default-cell-style-name="ce36"/>
        <table:table-column table:style-name="co3" table:default-cell-style-name="ce29"/>
        <table:table-column table:style-name="co5" table:default-cell-style-name="ce44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3" table:default-cell-style-name="ce50"/>
        <table:table-column table:style-name="co9" table:default-cell-style-name="ce55"/>
        <table:table-column table:style-name="co10" table:default-cell-style-name="ce50"/>
        <table:table-column table:style-name="co11" table:default-cell-style-name="ce93"/>
        <table:table-column table:style-name="co3" table:number-columns-repeated="3" table:default-cell-style-name="ce65"/>
        <table:table-column table:style-name="co12" table:default-cell-style-name="ce93"/>
        <table:table-column table:style-name="co3" table:default-cell-style-name="ce93"/>
        <table:table-column table:style-name="co13" table:default-cell-style-name="ce71"/>
        <table:table-column table:style-name="co14" table:default-cell-style-name="ce93"/>
        <table:table-column table:style-name="co14" table:number-columns-repeated="1003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STACK</text:p>
          </table:table-cell>
          <table:covered-table-cell table:style-name="ce9"/>
          <table:covered-table-cell table:style-name="ce10"/>
          <table:covered-table-cell table:style-name="ce14"/>
          <table:covered-table-cell table:style-name="ce10"/>
          <table:covered-table-cell table:style-name="ce30"/>
          <table:table-cell table:style-name="ce77" office:value-type="string" calcext:value-type="string" table:number-columns-spanned="6" table:number-rows-spanned="1">
            <text:p>STATIC</text:p>
          </table:table-cell>
          <table:covered-table-cell table:number-columns-repeated="3" table:style-name="ce81"/>
          <table:covered-table-cell table:style-name="ce83"/>
          <table:covered-table-cell table:style-name="ce81"/>
          <table:table-cell table:style-name="ce91" office:value-type="string" calcext:value-type="string" table:number-columns-spanned="8" table:number-rows-spanned="1">
            <text:p>HEAP</text:p>
          </table:table-cell>
          <table:covered-table-cell table:number-columns-repeated="3" table:style-name="ce95"/>
          <table:covered-table-cell table:style-name="ce98"/>
          <table:covered-table-cell table:style-name="ce102"/>
          <table:covered-table-cell table:style-name="ce103"/>
          <table:covered-table-cell table:style-name="ce102"/>
          <table:table-cell table:style-name="ce1" table:number-columns-repeated="1003"/>
        </table:table-row>
        <table:table-row table:style-name="ro2">
          <table:table-cell table:style-name="ce3"/>
          <table:table-cell table:style-name="ce5" office:value-type="string" calcext:value-type="string">
            <text:p>FILE</text:p>
          </table:table-cell>
          <table:table-cell table:style-name="ce5"/>
          <table:table-cell table:style-name="ce11"/>
          <table:table-cell table:style-name="ce15" office:value-type="string" calcext:value-type="string">
            <text:p>INSTANCE</text:p>
          </table:table-cell>
          <table:table-cell table:style-name="ce11"/>
          <table:table-cell table:style-name="ce31" office:value-type="string" calcext:value-type="string">
            <text:p>MEMBER</text:p>
          </table:table-cell>
          <table:table-cell table:style-name="ce78" table:number-columns-repeated="4"/>
          <table:table-cell table:style-name="ce84"/>
          <table:table-cell table:style-name="ce78"/>
          <table:table-cell table:style-name="ce92" office:value-type="string" calcext:value-type="string">
            <text:p>FILE</text:p>
          </table:table-cell>
          <table:table-cell table:style-name="ce96" table:number-columns-repeated="3"/>
          <table:table-cell table:style-name="ce92" office:value-type="string" calcext:value-type="string">
            <text:p>INSTANCE</text:p>
          </table:table-cell>
          <table:table-cell table:style-name="ce92"/>
          <table:table-cell table:style-name="ce104" office:value-type="string" calcext:value-type="string">
            <text:p>MEMBER</text:p>
          </table:table-cell>
          <table:table-cell table:style-name="ce92"/>
          <table:table-cell table:style-name="ce3"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wWinMain</text:p>
          </table:table-cell>
          <table:table-cell table:style-name="ce18"/>
          <table:table-cell table:style-name="ce34" table:formula="of:=[.F9]" office:value-type="float" office:value="0" calcext:value-type="float">
            <table:detective>
              <table:highlighted-range table:cell-range-address="Diagram.F9:Diagram.F9" table:direction="from-same-table"/>
              <table:operation table:name="trace-precedents" table:index="5"/>
            </table:detective>
            <text:p>0</text:p>
          </table:table-cell>
          <table:table-cell table:style-name="ce37" office:value-type="string" calcext:value-type="string">
            <text:p>sandbox::SandboxInterfaceInfo sandbox_info</text:p>
          </table:table-cell>
          <table:table-cell table:style-name="ce34"/>
          <table:table-cell table:style-name="ce45" office:value-type="string" calcext:value-type="string">
            <table:detective>
              <table:operation table:name="trace-dependents" table:index="1"/>
            </table:detective>
            <text:p>broker_services</text:p>
          </table:table-cell>
          <table:table-cell table:style-name="ce51" office:value-type="string" calcext:value-type="string">
            <text:p>sandbox.cc</text:p>
          </table:table-cell>
          <table:table-cell table:style-name="ce51" table:number-columns-repeated="3"/>
          <table:table-cell table:style-name="ce56" office:value-type="string" calcext:value-type="string">
            <text:p><text:span text:style-name="T6">static</text:span><text:span text:style-name="T7"> </text:span><text:span text:style-name="T8">bool</text:span><text:span text:style-name="T7"> s_is_broker</text:span></text:p>
          </table:table-cell>
          <table:table-cell table:style-name="ce60" office:value-type="boolean" office:boolean-value="true" calcext:value-type="boolean">
            <text:p>TRUE</text:p>
          </table:table-cell>
          <table:table-cell table:style-name="ce63"/>
          <table:table-cell table:number-columns-repeated="1010"/>
        </table:table-row>
        <table:table-row table:style-name="ro2">
          <table:table-cell/>
          <table:table-cell table:style-name="ce18" office:value-type="string" calcext:value-type="string">
            <text:p>wWinMain</text:p>
          </table:table-cell>
          <table:table-cell table:style-name="ce18"/>
          <table:table-cell table:number-columns-repeated="11"/>
          <table:table-cell table:formula="of:=[.G4]" office:value-type="string" office:string-value="broker_services" calcext:value-type="string">
            <table:detective>
              <table:highlighted-range table:cell-range-address="Diagram.G4:Diagram.G4" table:direction="from-same-table"/>
            </table:detective>
            <text:p>broker_services</text:p>
          </table:table-cell>
          <table:table-cell table:number-columns-repeated="2"/>
          <table:table-cell table:style-name="ce66" office:value-type="string" calcext:value-type="string">
            <text:p>BrokerServices</text:p>
          </table:table-cell>
          <table:table-cell table:style-name="ce66"/>
          <table:table-cell table:number-columns-repeated="1005"/>
        </table:table-row>
        <table:table-row table:style-name="ro2">
          <table:table-cell/>
          <table:table-cell table:style-name="ce18" office:value-type="string" calcext:value-type="string">
            <text:p>wWinMain</text:p>
          </table:table-cell>
          <table:table-cell table:style-name="ce18"/>
          <table:table-cell table:formula="of:=[.F8]" office:value-type="float" office:value="0" calcext:value-type="float">
            <table:detective>
              <table:highlighted-range table:cell-range-address="Diagram.F8:Diagram.F8" table:direction="from-same-table"/>
              <table:operation table:name="trace-precedents" table:index="6"/>
            </table:detective>
            <text:p>0</text:p>
          </table:table-cell>
          <table:table-cell table:style-name="ce38" office:value-type="string" calcext:value-type="string">
            <table:detective>
              <table:operation table:name="trace-dependents" table:index="2"/>
            </table:detective>
            <text:p><text:span text:style-name="T4">content::ShellMainDelegate </text:span><text:span text:style-name="T5">delegate</text:span></text:p>
          </table:table-cell>
          <table:table-cell table:style-name="ce42"/>
          <table:table-cell table:number-columns-repeated="11"/>
          <table:table-cell>
            <table:detective>
              <table:operation table:name="trace-precedents" table:index="0"/>
            </table:detective>
          </table:table-cell>
          <table:table-cell table:number-columns-repeated="1006"/>
        </table:table-row>
        <table:table-row table:style-name="ro2">
          <table:table-cell/>
          <table:table-cell table:style-name="ce18" office:value-type="string" calcext:value-type="string">
            <text:p>wWinMain</text:p>
          </table:table-cell>
          <table:table-cell table:style-name="ce18"/>
          <table:table-cell table:number-columns-repeated="1021"/>
        </table:table-row>
        <table:table-row table:style-name="ro2">
          <table:table-cell/>
          <table:table-cell table:style-name="ce18" office:value-type="string" calcext:value-type="string">
            <text:p>wWinMain</text:p>
          </table:table-cell>
          <table:table-cell table:style-name="ce18"/>
          <table:table-cell table:formula="of:=[.F10]" office:value-type="float" office:value="0" calcext:value-type="float">
            <table:detective>
              <table:highlighted-range table:cell-range-address="Diagram.F10:Diagram.F10" table:direction="from-same-table"/>
            </table:detective>
            <text:p>0</text:p>
          </table:table-cell>
          <table:table-cell table:style-name="ce39" office:value-type="string" calcext:value-type="string">
            <text:p>content::ContentMainParams params</text:p>
          </table:table-cell>
          <table:table-cell table:style-name="ce42" table:formula="of:=[.S14]" office:value-type="float" office:value="0" calcext:value-type="float">
            <table:detective>
              <table:highlighted-range table:cell-range-address="Diagram.S14:Diagram.S14" table:direction="from-same-table"/>
            </table:detective>
            <text:p>0</text:p>
          </table:table-cell>
          <table:table-cell table:style-name="ce45" office:value-type="string" calcext:value-type="string">
            <table:detective>
              <table:operation table:name="trace-dependents" table:index="3"/>
            </table:detective>
            <text:p>delegate</text:p>
          </table:table-cell>
          <table:table-cell table:number-columns-repeated="1017"/>
        </table:table-row>
        <table:table-row table:style-name="ro2">
          <table:table-cell/>
          <table:table-cell table:style-name="ce18" office:value-type="string" calcext:value-type="string">
            <text:p>wWinMain</text:p>
          </table:table-cell>
          <table:table-cell table:style-name="ce18"/>
          <table:table-cell table:number-columns-repeated="2"/>
          <table:table-cell>
            <table:detective>
              <table:operation table:name="trace-precedents" table:index="4"/>
            </table:detective>
          </table:table-cell>
          <table:table-cell table:style-name="ce45" office:value-type="string" calcext:value-type="string">
            <text:p>sandbox_info</text:p>
          </table:table-cell>
          <table:table-cell table:number-columns-repeated="1017"/>
        </table:table-row>
        <table:table-row table:style-name="ro2">
          <table:table-cell/>
          <table:table-cell table:style-name="ce19" office:value-type="string" calcext:value-type="string">
            <text:p>ContentMain</text:p>
          </table:table-cell>
          <table:table-cell table:style-name="ce19"/>
          <table:table-cell table:formula="of:=[.F12]" office:value-type="float" office:value="0" calcext:value-type="float">
            <table:detective>
              <table:highlighted-range table:cell-range-address="Diagram.F12:Diagram.F12" table:direction="from-same-table"/>
            </table:detective>
            <text:p>0</text:p>
          </table:table-cell>
          <table:table-cell table:style-name="ce39" office:value-type="string" calcext:value-type="string">
            <text:p>ContentServiceManagerMainDelegate delegate</text:p>
          </table:table-cell>
          <table:table-cell>
            <table:detective>
              <table:operation table:name="trace-dependents" table:index="7"/>
            </table:detective>
          </table:table-cell>
          <table:table-cell table:style-name="ce45" office:value-type="string" calcext:value-type="string">
            <text:p>content_main_params_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45" office:value-type="string" calcext:value-type="string">
            <text:p>content_main_runner_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9" office:value-type="string" calcext:value-type="string">
            <text:p>service_manager::MainParams main_params</text:p>
          </table:table-cell>
          <table:table-cell>
            <table:detective>
              <table:operation table:name="trace-dependents" table:index="9"/>
            </table:detective>
          </table:table-cell>
          <table:table-cell table:style-name="ce46" office:value-type="string" calcext:value-type="string">
            <text:p>delegate</text:p>
          </table:table-cell>
          <table:table-cell table:number-columns-repeated="7"/>
          <table:table-cell table:formula="of:=[.F11]" office:value-type="float" office:value="0" calcext:value-type="float">
            <table:detective>
              <table:highlighted-range table:cell-range-address="Diagram.F11:Diagram.F11" table:direction="from-same-table"/>
              <table:operation table:name="trace-precedents" table:index="8"/>
            </table:detective>
            <text:p>0</text:p>
          </table:table-cell>
          <table:table-cell table:number-columns-repeated="2"/>
          <table:table-cell table:style-name="ce67" office:value-type="string" calcext:value-type="string">
            <text:p>ContentMainRunnerImpl</text:p>
          </table:table-cell>
          <table:table-cell table:style-name="ce67"/>
          <table:table-cell table:number-columns-repeated="1005"/>
        </table:table-row>
        <table:table-row table:style-name="ro2">
          <table:table-cell/>
          <table:table-cell table:style-name="ce19" office:value-type="string" calcext:value-type="string">
            <text:p>Main</text:p>
          </table:table-cell>
          <table:table-cell table:style-name="ce19"/>
          <table:table-cell/>
          <table:table-cell table:style-name="ce39" office:value-type="string" calcext:value-type="string">
            <text:p>mojo::core::Configuration mojo_config</text:p>
          </table:table-cell>
          <table:table-cell/>
          <table:table-cell table:style-name="ce45"/>
          <table:table-cell table:number-columns-repeated="1017"/>
        </table:table-row>
        <table:table-row table:style-name="ro3">
          <table:table-cell/>
          <table:table-cell table:style-name="ce19" office:value-type="string" calcext:value-type="string">
            <text:p>ContentServiceManagerMainDelegate::OverrideMojoConfiguration</text:p>
          </table:table-cell>
          <table:table-cell table:style-name="ce19"/>
          <table:table-cell table:number-columns-repeated="3"/>
          <table:table-cell table:style-name="ce45" office:value-type="string" calcext:value-type="string">
            <text:p>is_broker_process=true</text:p>
          </table:table-cell>
          <table:table-cell table:number-columns-repeated="11"/>
          <table:table-cell>
            <table:detective>
              <table:operation table:name="trace-dependents" table:index="10"/>
            </table:detective>
          </table:table-cell>
          <table:table-cell table:style-name="ce72" office:value-type="string" calcext:value-type="string">
            <text:p>delegate_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content::ShellMainDelegate::BasicStartupComplete</text:p>
          </table:table-cell>
          <table:table-cell table:number-columns-repeated="2"/>
          <table:table-cell table:style-name="ce40" office:value-type="string" calcext:value-type="string">
            <text:p>content::ShellMainDelegate</text:p>
          </table:table-cell>
          <table:table-cell>
            <table:detective>
              <table:operation table:name="trace-dependents" table:index="11"/>
            </table:detective>
          </table:table-cell>
          <table:table-cell table:style-name="ce47" office:value-type="string" calcext:value-type="string">
            <text:p>content_client_</text:p>
          </table:table-cell>
          <table:table-cell table:number-columns-repeated="12"/>
          <table:table-cell table:style-name="ce73" office:value-type="string" calcext:value-type="string">
            <text:p>startup_data_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40"/>
          <table:table-cell/>
          <table:table-cell table:style-name="ce47"/>
          <table:table-cell table:number-columns-repeated="12"/>
          <table:table-cell table:style-name="ce73" office:value-type="string" calcext:value-type="string">
            <text:p>main_message_loop_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40"/>
          <table:table-cell/>
          <table:table-cell table:style-name="ce47"/>
          <table:table-cell table:number-columns-repeated="12"/>
          <table:table-cell table:style-name="ce73" office:value-type="string" calcext:value-type="string">
            <text:p>field_trial_list_</text:p>
          </table:table-cell>
          <table:table-cell table:number-columns-repeated="1004"/>
        </table:table-row>
        <table:table-row table:style-name="ro2">
          <table:table-cell table:number-columns-repeated="14"/>
          <table:table-cell table:formula="of:=[.F15]" office:value-type="float" office:value="0" calcext:value-type="float">
            <table:detective>
              <table:highlighted-range table:cell-range-address="Diagram.F15:Diagram.F15" table:direction="from-same-table"/>
            </table:detective>
            <text:p>0</text:p>
          </table:table-cell>
          <table:table-cell table:formula="of:=[.K19]" office:value-type="float" office:value="0" calcext:value-type="float">
            <table:detective>
              <table:highlighted-range table:cell-range-address="Diagram.K19:Diagram.K19" table:direction="from-same-table"/>
            </table:detective>
            <text:p>0</text:p>
          </table:table-cell>
          <table:table-cell/>
          <table:table-cell office:value-type="string" calcext:value-type="string">
            <text:p>ShellContentClient</text:p>
          </table:table-cell>
          <table:table-cell table:number-columns-repeated="1006"/>
        </table:table-row>
        <table:table-row table:style-name="ro2">
          <table:table-cell table:number-columns-repeated="10"/>
          <table:table-cell>
            <table:detective>
              <table:operation table:name="trace-dependents" table:index="12"/>
            </table:detective>
          </table:table-cell>
          <table:table-cell table:style-name="ce57" office:value-type="string" calcext:value-type="string">
            <text:p>ContentClient* g_client</text:p>
          </table:table-cell>
          <table:table-cell table:number-columns-repeated="1012"/>
        </table:table-row>
        <table:table-row table:style-name="ro2">
          <table:table-cell table:number-columns-repeated="19"/>
          <table:table-cell table:style-name="ce72" office:value-type="string" calcext:value-type="string">
            <text:p>browser_</text:p>
          </table:table-cell>
          <table:table-cell table:number-columns-repeated="1004"/>
        </table:table-row>
        <table:table-row table:style-name="ro2">
          <table:table-cell table:number-columns-repeated="14"/>
          <table:table-cell table:formula="of:=[.F22]" office:value-type="float" office:value="0" calcext:value-type="float">
            <table:detective>
              <table:highlighted-range table:cell-range-address="Diagram.F22:Diagram.F22" table:direction="from-same-table"/>
              <table:operation table:name="trace-precedents" table:index="13"/>
            </table:detective>
            <text:p>0</text:p>
          </table:table-cell>
          <table:table-cell table:formula="of:=[.S20]" office:value-type="float" office:value="0" calcext:value-type="float">
            <table:detective>
              <table:highlighted-range table:cell-range-address="Diagram.S20:Diagram.S20" table:direction="from-same-table"/>
              <table:operation table:name="trace-precedents" table:index="14"/>
            </table:detective>
            <text:p>0</text:p>
          </table:table-cell>
          <table:table-cell table:formula="of:=[.K23]" office:value-type="float" office:value="0" calcext:value-type="float">
            <table:detective>
              <table:highlighted-range table:cell-range-address="Diagram.K23:Diagram.K23" table:direction="from-same-table"/>
            </table:detective>
            <text:p>0</text:p>
          </table:table-cell>
          <table:table-cell office:value-type="string" calcext:value-type="string">
            <text:p>ShellContentBrowserClient</text:p>
          </table:table-cell>
          <table:table-cell/>
          <table:table-cell table:style-name="ce74" office:value-type="string" calcext:value-type="string">
            <text:p>shell_browser_main_parts_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40" office:value-type="string" calcext:value-type="string">
            <text:p>content::ShellMainDelegate</text:p>
          </table:table-cell>
          <table:table-cell/>
          <table:table-cell table:style-name="ce39" office:value-type="string" calcext:value-type="string">
            <text:p>browser_client_</text:p>
          </table:table-cell>
          <table:table-cell table:number-columns-repeated="1017"/>
        </table:table-row>
        <table:table-row table:style-name="ro5">
          <table:table-cell table:number-columns-repeated="10"/>
          <table:table-cell>
            <table:detective>
              <table:operation table:name="trace-dependents" table:index="15"/>
            </table:detective>
          </table:table-cell>
          <table:table-cell table:style-name="ce57" office:value-type="string" calcext:value-type="string">
            <text:p>ShellContentBrowserClient* g_browser_client</text:p>
          </table:table-cell>
          <table:table-cell table:number-columns-repeated="1012"/>
        </table:table-row>
        <table:table-row table:style-name="ro2">
          <table:table-cell table:number-columns-repeated="15"/>
          <table:table-cell table:formula="of:=[.F27]" office:value-type="float" office:value="0" calcext:value-type="float">
            <table:detective>
              <table:highlighted-range table:cell-range-address="Diagram.F27:Diagram.F27" table:direction="from-same-table"/>
            </table:detective>
            <text:p>0</text:p>
          </table:table-cell>
          <table:table-cell table:formula="of:=[.S15]" office:value-type="float" office:value="0" calcext:value-type="float">
            <table:detective>
              <table:highlighted-range table:cell-range-address="Diagram.S15:Diagram.S15" table:direction="from-same-table"/>
              <table:operation table:name="trace-precedents" table:index="16"/>
            </table:detective>
            <text:p>0</text:p>
          </table:table-cell>
          <table:table-cell table:style-name="ce68" office:value-type="string" calcext:value-type="string">
            <text:p>StartupDataImpl</text:p>
          </table:table-cell>
          <table:table-cell/>
          <table:table-cell table:style-name="ce73" office:value-type="string" calcext:value-type="string">
            <office:annotation draw:style-name="gr1" draw:text-style-name="P2" svg:width="232.16pt" svg:height="15.19pt" svg:x="923.36pt" svg:y="342.45pt" draw:caption-point-x="195.65pt" draw:caption-point-y="42.8pt">
              <dc:date>2019-01-24T00:00:00</dc:date>
              <text:p text:style-name="P1"><text:span text:style-name="T1">= BrowserProcessSubThread::CreateIOThread()</text:span></text:p>
            </office:annotation>
            <text:p>thread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5"/>
          <table:table-cell table:formula="of:=[.S40]" office:value-type="float" office:value="0" calcext:value-type="float">
            <table:detective>
              <table:highlighted-range table:cell-range-address="Diagram.S40:Diagram.S40" table:direction="from-same-table"/>
            </table:detective>
            <text:p>0</text:p>
          </table:table-cell>
          <table:table-cell table:formula="of:=[.S24]" office:value-type="float" office:value="0" calcext:value-type="float">
            <table:detective>
              <table:highlighted-range table:cell-range-address="Diagram.S24:Diagram.S24" table:direction="from-same-table"/>
              <table:operation table:name="trace-precedents" table:index="17"/>
            </table:detective>
            <text:p>0</text:p>
          </table:table-cell>
          <table:table-cell table:style-name="ce68" office:value-type="string" calcext:value-type="string">
            <text:p>BrowserProcessSubThread</text:p>
          </table:table-cell>
          <table:table-cell/>
          <table:table-cell table:style-name="ce73" office:value-type="string" calcext:value-type="string">
            <text:p>browser_thread_</text:p>
          </table:table-cell>
          <table:table-cell table:number-columns-repeated="1004"/>
        </table:table-row>
        <table:table-row table:style-name="ro6">
          <table:table-cell/>
          <table:table-cell office:value-type="string" calcext:value-type="string">
            <text:p>content_main_runner_impl.cc(862)</text:p>
          </table:table-cell>
          <table:table-cell table:formula="of:=[.S59]" office:value-type="float" office:value="0" calcext:value-type="float">
            <table:detective>
              <table:highlighted-range table:cell-range-address="Diagram.S59:Diagram.S59" table:direction="from-same-table"/>
              <table:operation table:name="trace-precedents" table:index="29"/>
            </table:detective>
            <text:p>0</text:p>
          </table:table-cell>
          <table:table-cell table:formula="of:=[.S38]" office:value-type="float" office:value="0" calcext:value-type="float">
            <table:detective>
              <table:highlighted-range table:cell-range-address="Diagram.S38:Diagram.S38" table:direction="from-same-table"/>
              <table:operation table:name="trace-precedents" table:index="24"/>
            </table:detective>
            <text:p>0</text:p>
          </table:table-cell>
          <table:table-cell table:style-name="ce41" office:value-type="string" calcext:value-type="string">
            <text:p>MainFunctionParams</text:p>
          </table:table-cell>
          <table:table-cell>
            <table:detective>
              <table:operation table:name="trace-dependents" table:index="18"/>
            </table:detective>
          </table:table-cell>
          <table:table-cell table:style-name="ce48" office:value-type="string" calcext:value-type="string">
            <text:p>startup_data</text:p>
          </table:table-cell>
          <table:table-cell table:number-columns-repeated="1017"/>
        </table:table-row>
        <table:table-row table:style-name="ro2">
          <table:table-cell table:number-columns-repeated="14"/>
          <table:table-cell table:formula="of:=[.S16]" office:value-type="float" office:value="0" calcext:value-type="float">
            <table:detective>
              <table:highlighted-range table:cell-range-address="Diagram.S16:Diagram.S16" table:direction="from-same-table"/>
              <table:operation table:name="trace-precedents" table:index="19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ase::MessageLoopForUI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17]" office:value-type="float" office:value="0" calcext:value-type="float">
            <table:detective>
              <table:highlighted-range table:cell-range-address="Diagram.S17:Diagram.S17" table:direction="from-same-table"/>
              <table:operation table:name="trace-precedents" table:index="20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ase::FieldTrialList</text:p>
          </table:table-cell>
          <table:table-cell table:number-columns-repeated="1006"/>
        </table:table-row>
        <table:table-row table:style-name="ro2">
          <table:table-cell table:number-columns-repeated="10"/>
          <table:table-cell>
            <table:detective>
              <table:operation table:name="trace-dependents" table:index="21"/>
            </table:detective>
          </table:table-cell>
          <table:table-cell table:style-name="ce58" office:value-type="string" calcext:value-type="string">
            <text:p>g_browser_task_executor</text:p>
          </table:table-cell>
          <table:table-cell table:number-columns-repeated="1012"/>
        </table:table-row>
        <table:table-row table:style-name="ro2">
          <table:table-cell table:number-columns-repeated="14"/>
          <table:table-cell table:formula="of:=[.K30]" office:value-type="float" office:value="0" calcext:value-type="float">
            <table:detective>
              <table:highlighted-range table:cell-range-address="Diagram.K30:Diagram.K30" table:direction="from-same-table"/>
            </table:detective>
            <text:p>0</text:p>
          </table:table-cell>
          <table:table-cell table:number-columns-repeated="2"/>
          <table:table-cell table:style-name="ce67" office:value-type="string" calcext:value-type="string">
            <text:p>BrowserTaskExecuto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7"/>
          <table:table-cell table:style-name="ce68" office:value-type="string" calcext:value-type="string">
            <text:p>BrowserMainRunnerImpl</text:p>
          </table:table-cell>
          <table:table-cell/>
          <table:table-cell table:style-name="ce73" office:value-type="string" calcext:value-type="string">
            <text:p>notification_service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ole_initialize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main_loop_</text:p>
          </table:table-cell>
          <table:table-cell table:number-columns-repeated="1004"/>
        </table:table-row>
        <table:table-row table:style-name="ro2">
          <table:table-cell table:number-columns-repeated="14"/>
          <table:table-cell table:formula="of:=[.S33]" office:value-type="float" office:value="0" calcext:value-type="float">
            <table:detective>
              <table:highlighted-range table:cell-range-address="Diagram.S33:Diagram.S33" table:direction="from-same-table"/>
              <table:operation table:name="trace-precedents" table:index="22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NotificationServiceImpl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34]" office:value-type="float" office:value="0" calcext:value-type="float">
            <table:detective>
              <table:highlighted-range table:cell-range-address="Diagram.S34:Diagram.S34" table:direction="from-same-table"/>
              <table:operation table:name="trace-precedents" table:index="23"/>
            </table:detective>
            <text:p>0</text:p>
          </table:table-cell>
          <table:table-cell table:number-columns-repeated="2"/>
          <table:table-cell table:style-name="ce67" office:value-type="string" calcext:value-type="string">
            <text:p>ui::ScopedOleInitializer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K58]" office:value-type="float" office:value="0" calcext:value-type="float">
            <table:detective>
              <table:highlighted-range table:cell-range-address="Diagram.K58:Diagram.K58" table:direction="from-same-table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rowserMainLoop</text:p>
          </table:table-cell>
          <table:table-cell/>
          <table:table-cell table:style-name="ce73" office:value-type="string" calcext:value-type="string">
            <text:p>parameters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scoped_execution_fence_</text:p>
          </table:table-cell>
          <table:table-cell table:number-columns-repeated="1004"/>
        </table:table-row>
        <table:table-row table:style-name="ro2">
          <table:table-cell table:number-columns-repeated="18"/>
          <table:table-cell>
            <table:detective>
              <table:operation table:name="trace-dependents" table:index="26"/>
            </table:detective>
          </table:table-cell>
          <table:table-cell table:style-name="ce73" office:value-type="string" calcext:value-type="string">
            <text:p>io_thread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parts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office:annotation draw:style-name="gr2" draw:text-style-name="P4" svg:width="419.87pt" svg:height="24.69pt" svg:x="761.64pt" svg:y="536.97pt" draw:caption-point-x="357.36pt" draw:caption-point-y="100.94pt">
              <dc:date>2019-01-24T00:00:00</dc:date>
              <text:p text:style-name="P3"><text:span text:style-name="T1"><text:s text:c="2"/></text:span><text:span text:style-name="T2">// Env creates the compositor. Aura widgets need the compositor to be created</text:span></text:p>
              <text:p text:style-name="P3"><text:span text:style-name="T1"><text:s text:c="2"/></text:span><text:span text:style-name="T2">// before they can be initialized by the browser.</text:span></text:p>
            </office:annotation>
            <text:p>env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main_thread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startup_task_runne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memory_pressure_monito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mojo_ipc_support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service_manager_context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tracing_controlle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host_frame_sink_manage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compositing_mode_reporter_impl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resource_dispatcher_host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loader_delegate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media_stream_manage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speech_recognition_manage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user_input_monito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save_file_manage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responsiveness_watcher_</text:p>
          </table:table-cell>
          <table:table-cell table:number-columns-repeated="1004"/>
        </table:table-row>
        <table:table-row table:style-name="ro5">
          <table:table-cell table:number-columns-repeated="10"/>
          <table:table-cell>
            <table:detective>
              <table:operation table:name="trace-dependents" table:index="25"/>
            </table:detective>
          </table:table-cell>
          <table:table-cell table:style-name="ce58" office:value-type="string" calcext:value-type="string">
            <text:p>g_current_browser_main_loop</text:p>
          </table:table-cell>
          <table:table-cell table:number-columns-repeated="1012"/>
        </table:table-row>
        <table:table-row table:style-name="ro2">
          <table:table-cell table:number-columns-repeated="14"/>
          <table:table-cell table:formula="of:=[.S21]" office:value-type="float" office:value="0" calcext:value-type="float">
            <table:detective>
              <table:highlighted-range table:cell-range-address="Diagram.S21:Diagram.S21" table:direction="from-same-table"/>
              <table:operation table:name="trace-precedents" table:index="27"/>
            </table:detective>
            <text:p>0</text:p>
          </table:table-cell>
          <table:table-cell table:formula="of:=[.S41]" office:value-type="float" office:value="0" calcext:value-type="float">
            <table:detective>
              <table:highlighted-range table:cell-range-address="Diagram.S41:Diagram.S41" table:direction="from-same-table"/>
              <table:operation table:name="trace-precedents" table:index="28"/>
            </table:detective>
            <text:p>0</text:p>
          </table:table-cell>
          <table:table-cell/>
          <table:table-cell table:style-name="ce68" office:value-type="string" calcext:value-type="string">
            <office:annotation draw:style-name="gr3" draw:text-style-name="P6" svg:width="426.81pt" svg:height="357.05pt" svg:x="515.59pt" svg:y="1072.49pt" draw:caption-point-x="490.2pt" draw:caption-point-y="-208.91pt">
              <dc:date>2019-01-24T00:00:00</dc:date>
              <text:p text:style-name="P5"><text:span text:style-name="T2">// This class contains different "stages" to be executed by |BrowserMain()|,</text:span></text:p>
              <text:p text:style-name="P5"><text:span text:style-name="T2">// Each stage is represented by a single BrowserMainParts method, called from</text:span></text:p>
              <text:p text:style-name="P5"><text:span text:style-name="T2">// the corresponding method in |BrowserMainLoop| (e.g., EarlyInitialization())</text:span></text:p>
              <text:p text:style-name="P5"><text:span text:style-name="T2">// which does the following:</text:span></text:p>
              <text:p text:style-name="P5"><text:span text:style-name="T2">// <text:s/>- calls a method (e.g., "PreEarlyInitialization()") which implements</text:span></text:p>
              <text:p text:style-name="P5"><text:span text:style-name="T2">// <text:s text:c="3"/>platform / tookit specific code for that stage.</text:span></text:p>
              <text:p text:style-name="P5"><text:span text:style-name="T2">// <text:s/>- calls various methods for things common to all platforms (for that stage).</text:span></text:p>
              <text:p text:style-name="P5"><text:span text:style-name="T2">// <text:s/>- calls a method (e.g., "PostEarlyInitialization()") for platform-specific</text:span></text:p>
              <text:p text:style-name="P5"><text:span text:style-name="T2">// <text:s text:c="3"/>code to be called after the common code.</text:span></text:p>
              <text:p text:style-name="P5"><text:span text:style-name="T2">//</text:span></text:p>
              <text:p text:style-name="P5"><text:span text:style-name="T2">// Stages:</text:span></text:p>
              <text:p text:style-name="P5"><text:span text:style-name="T2">// <text:s/>- EarlyInitialization: things which should be done as soon as possible on</text:span></text:p>
              <text:p text:style-name="P5"><text:span text:style-name="T2">// <text:s text:c="3"/>program start (such as setting up signal handlers) and things to be done</text:span></text:p>
              <text:p text:style-name="P5"><text:span text:style-name="T2">// <text:s text:c="3"/>at some generic time before the start of the main message loop.</text:span></text:p>
              <text:p text:style-name="P5"><text:span text:style-name="T2">// <text:s/>- MainMessageLoopStart: things beginning with the start of the main message</text:span></text:p>
              <text:p text:style-name="P5"><text:span text:style-name="T2">// <text:s text:c="3"/>loop and ending with initialization of the main thread; platform-specific</text:span></text:p>
              <text:p text:style-name="P5"><text:span text:style-name="T2">// <text:s text:c="3"/>things which should be done immediately before the start of the main</text:span></text:p>
              <text:p text:style-name="P5"><text:span text:style-name="T2">// <text:s text:c="3"/>message loop should go in |PreMainMessageLoopStart()|.</text:span></text:p>
              <text:p text:style-name="P5"><text:span text:style-name="T2">// <text:s/>- RunMainMessageLoopParts: <text:s/>things to be done before and after invoking the</text:span></text:p>
              <text:p text:style-name="P5"><text:span text:style-name="T2">// <text:s text:c="3"/>main message loop run method (e.g. MessageLoopCurrentForUI::Get()-&gt;Run()).</text:span></text:p>
              <text:p text:style-name="P5"><text:span text:style-name="T2">//</text:span></text:p>
              <text:p text:style-name="P5"><text:span text:style-name="T2">// How to add stuff (to existing parts):</text:span></text:p>
              <text:p text:style-name="P5"><text:span text:style-name="T2">// <text:s/>- Figure out when your new code should be executed. What must happen</text:span></text:p>
              <text:p text:style-name="P5"><text:span text:style-name="T2">// <text:s text:c="3"/>before/after your code is executed? Are there performance reasons for</text:span></text:p>
              <text:p text:style-name="P5"><text:span text:style-name="T2">// <text:s text:c="3"/>running your code at a particular time? Document these things!</text:span></text:p>
              <text:p text:style-name="P5"><text:span text:style-name="T2">// <text:s/>- Split out any platform-specific bits. Please avoid #ifdefs it at all</text:span></text:p>
              <text:p text:style-name="P5"><text:span text:style-name="T2">// <text:s text:c="3"/>possible. You have two choices for platform-specific code: (1) Execute it</text:span></text:p>
              <text:p text:style-name="P5"><text:span text:style-name="T2">// <text:s text:c="3"/>from one of the platform-specific |Pre/Post...()| methods; do this if the</text:span></text:p>
              <text:p text:style-name="P5"><text:span text:style-name="T2">// <text:s text:c="3"/>code is unique to a platform type. Or (2) execute it from one of the</text:span></text:p>
              <text:p text:style-name="P5"><text:span text:style-name="T2">// <text:s text:c="3"/>"parts" (e.g., |EarlyInitialization()|) and provide platform-specific</text:span></text:p>
              <text:p text:style-name="P5"><text:span text:style-name="T2">// <text:s text:c="3"/>implementations of your code (in a virtual method); do this if you need to</text:span></text:p>
              <text:p text:style-name="P5"><text:span text:style-name="T2">// <text:s text:c="3"/>provide different implementations across most/all platforms.</text:span></text:p>
              <text:p text:style-name="P5"><text:span text:style-name="T2">// <text:s/>- Unless your new code is just one or two lines, put it into a separate</text:span></text:p>
              <text:p text:style-name="P5"><text:span text:style-name="T2">// <text:s text:c="3"/>method with a well-defined purpose. (Likewise, if you're adding to an</text:span></text:p>
              <text:p text:style-name="P5"><text:span text:style-name="T2">// <text:s text:c="3"/>existing chunk which makes it longer than one or two lines, please move</text:span></text:p>
              <text:p text:style-name="P5"><text:span text:style-name="T2">// <text:s text:c="3"/>the code out into a separate method.)</text:span></text:p>
              <text:p text:style-name="P5"><text:span text:style-name="T2">//</text:span></text:p>
            </office:annotation>
            <text:p>ShellBrowserMainParts</text:p>
          </table:table-cell>
          <table:table-cell/>
          <table:table-cell table:style-name="ce73" office:value-type="string" calcext:value-type="string">
            <text:p>parameters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net_log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browser_context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set_off_the_record_browser_context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43]" office:value-type="float" office:value="0" calcext:value-type="float">
            <table:detective>
              <table:highlighted-range table:cell-range-address="Diagram.S43:Diagram.S43" table:direction="from-same-table"/>
              <table:operation table:name="trace-precedents" table:index="30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4" draw:text-style-name="P6" svg:width="425.59pt" svg:height="214.61pt" svg:x="287.38pt" svg:y="751.12pt" draw:caption-point-x="718.41pt" draw:caption-point-y="176.46pt">
              <dc:date>2019-01-24T00:00:00</dc:date>
              <text:p text:style-name="P5"><text:span text:style-name="T2">///////////////////////////////////////////////////////////////////////////////</text:span></text:p>
              <text:p text:style-name="P5"><text:span text:style-name="T2">// BrowserThread</text:span></text:p>
              <text:p text:style-name="P5"><text:span text:style-name="T2">//</text:span></text:p>
              <text:p text:style-name="P5"><text:span text:style-name="T2">// Utility functions for threads that are known by a browser-wide name. <text:s/>For</text:span></text:p>
              <text:p text:style-name="P5"><text:span text:style-name="T2">// example, there is one IO thread for the entire browser process, and various</text:span></text:p>
              <text:p text:style-name="P5"><text:span text:style-name="T2">// pieces of code find it useful to retrieve a pointer to the IO thread's</text:span></text:p>
              <text:p text:style-name="P5"><text:span text:style-name="T2">// message loop.</text:span></text:p>
              <text:p text:style-name="P5"><text:span text:style-name="T2">//</text:span></text:p>
              <text:p text:style-name="P5"><text:span text:style-name="T2">// See browser_task_traits.h for posting Tasks to a BrowserThread.</text:span></text:p>
              <text:p text:style-name="P5"><text:span text:style-name="T2">//</text:span></text:p>
              <text:p text:style-name="P5"><text:span text:style-name="T2">// This class automatically handles the lifetime of different threads. You</text:span></text:p>
              <text:p text:style-name="P5"><text:span text:style-name="T2">// should never need to cache pointers to MessageLoops, since they're not thread</text:span></text:p>
              <text:p text:style-name="P5"><text:span text:style-name="T2">// safe.</text:span></text:p>
              <text:p text:style-name="P5"><text:span text:style-name="T2"/></text:p>
              <text:p text:style-name="P5"><text:span text:style-name="T2">// BrowserThreadImpl is a scoped object which maps a SingleThreadTaskRunner to a</text:span></text:p>
              <text:p text:style-name="P5"><text:span text:style-name="T2">// BrowserThread::ID. On ~BrowserThreadImpl() that ID enters a SHUTDOWN state</text:span></text:p>
              <text:p text:style-name="P5"><text:span text:style-name="T2">// (in which BrowserThread::IsThreadInitialized() returns false) but the mapping</text:span></text:p>
              <text:p text:style-name="P5"><text:span text:style-name="T2">// isn't undone to avoid shutdown races (the task runner is free to stop</text:span></text:p>
              <text:p text:style-name="P5"><text:span text:style-name="T2">// accepting tasks by then however).</text:span></text:p>
              <text:p text:style-name="P5"><text:span text:style-name="T2">//</text:span></text:p>
              <text:p text:style-name="P5"><text:span text:style-name="T2">// Very few users should use this directly. To mock BrowserThreads, tests should</text:span></text:p>
              <text:p text:style-name="P5"><text:span text:style-name="T2">// use TestBrowserThreadBundle instead.</text:span></text:p>
            </office:annotation>
            <text:p>BrowserThreadImpl</text:p>
          </table:table-cell>
          <table:table-cell/>
          <table:table-cell table:style-name="ce73" office:value-type="string" calcext:value-type="string">
            <text:p>identifier_=UI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system_monitor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power_monitor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hi_res_timer_manager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network_change_notifier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screenlock_monitor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online_state_observer_</text:p>
          </table:table-cell>
          <table:table-cell table:number-columns-repeated="1004"/>
        </table:table-row>
        <table:table-row table:style-name="ro2">
          <table:table-cell table:number-columns-repeated="8"/>
          <table:table-cell table:formula="of:=[.K72]" office:value-type="float" office:value="0" calcext:value-type="float">
            <table:detective>
              <table:highlighted-range table:cell-range-address="Diagram.K72:Diagram.K72" table:direction="from-same-table"/>
            </table:detective>
            <text:p>0</text:p>
          </table:table-cell>
          <table:table-cell table:style-name="ce53" office:value-type="string" calcext:value-type="string">
            <text:p>BrowserThreadGlobals</text:p>
          </table:table-cell>
          <table:table-cell table:style-name="Default"/>
          <table:table-cell table:style-name="ce50"/>
          <table:table-cell table:number-columns-repeated="7"/>
          <table:table-cell table:style-name="ce73" office:value-type="string" calcext:value-type="string">
            <text:p>system_stats_monitor_</text:p>
          </table:table-cell>
          <table:table-cell table:number-columns-repeated="1004"/>
        </table:table-row>
        <table:table-row table:style-name="ro2">
          <table:table-cell table:number-columns-repeated="10"/>
          <table:table-cell>
            <table:detective>
              <table:operation table:name="trace-dependents" table:index="31"/>
            </table:detective>
          </table:table-cell>
          <table:table-cell table:style-name="ce59" office:value-type="string" calcext:value-type="string">
            <text:p>globals</text:p>
          </table:table-cell>
          <table:table-cell table:number-columns-repeated="7"/>
          <table:table-cell table:style-name="ce73" office:value-type="string" calcext:value-type="string">
            <text:p>discardable_shared_memory_manager_</text:p>
          </table:table-cell>
          <table:table-cell table:number-columns-repeated="1004"/>
        </table:table-row>
        <table:table-row table:style-name="ro2">
          <table:table-cell table:number-columns-repeated="14"/>
          <table:table-cell table:formula="of:=[.S65]" office:value-type="float" office:value="0" calcext:value-type="float">
            <table:detective>
              <table:highlighted-range table:cell-range-address="Diagram.S65:Diagram.S65" table:direction="from-same-table"/>
              <table:operation table:name="trace-precedents" table:index="32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ase::SystemMonitor</text:p>
          </table:table-cell>
          <table:table-cell table:number-columns-repeated="1006"/>
        </table:table-row>
        <table:table-row table:style-name="ro2">
          <table:table-cell table:number-columns-repeated="11"/>
          <table:table-cell table:style-name="ce58" office:value-type="string" calcext:value-type="string">
            <text:p>g_save_file_manager</text:p>
          </table:table-cell>
          <table:table-cell table:number-columns-repeated="2"/>
          <table:table-cell table:formula="of:=[.S66]" office:value-type="float" office:value="0" calcext:value-type="float">
            <table:detective>
              <table:highlighted-range table:cell-range-address="Diagram.S66:Diagram.S66" table:direction="from-same-table"/>
              <table:operation table:name="trace-precedents" table:index="33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ase::PowerMonitor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67]" office:value-type="float" office:value="0" calcext:value-type="float">
            <table:detective>
              <table:highlighted-range table:cell-range-address="Diagram.S67:Diagram.S67" table:direction="from-same-table"/>
              <table:operation table:name="trace-precedents" table:index="34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ase::HighResolutionTimerManager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69]" office:value-type="float" office:value="0" calcext:value-type="float">
            <table:detective>
              <table:highlighted-range table:cell-range-address="Diagram.S69:Diagram.S69" table:direction="from-same-table"/>
              <table:operation table:name="trace-precedents" table:index="35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ScreenlockMonitor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70]" office:value-type="float" office:value="0" calcext:value-type="float">
            <table:detective>
              <table:highlighted-range table:cell-range-address="Diagram.S70:Diagram.S70" table:direction="from-same-table"/>
              <table:operation table:name="trace-precedents" table:index="36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rowserOnlineStateObserver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71]" office:value-type="float" office:value="0" calcext:value-type="float">
            <table:detective>
              <table:highlighted-range table:cell-range-address="Diagram.S71:Diagram.S71" table:direction="from-same-table"/>
              <table:operation table:name="trace-precedents" table:index="37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TraceEventSystemStatsMonitor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72]" office:value-type="float" office:value="0" calcext:value-type="float">
            <table:detective>
              <table:highlighted-range table:cell-range-address="Diagram.S72:Diagram.S72" table:direction="from-same-table"/>
              <table:operation table:name="trace-precedents" table:index="38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DiscardableSharedMemoryManage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44]" office:value-type="float" office:value="0" calcext:value-type="float">
            <table:detective>
              <table:highlighted-range table:cell-range-address="Diagram.S44:Diagram.S44" table:direction="from-same-table"/>
              <table:operation table:name="trace-precedents" table:index="39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5" draw:text-style-name="P8" svg:width="353.54pt" svg:height="106.47pt" svg:x="536.57pt" svg:y="997.4pt" draw:caption-point-x="469.22pt" draw:caption-point-y="147.77pt">
              <dc:date>2019-01-24T00:00:00</dc:date>
              <text:p text:style-name="P7"><text:span text:style-name="T3">// This class runs startup tasks. The tasks are either run immediately inline,</text:span></text:p>
              <text:p text:style-name="P7"><text:span text:style-name="T3">// or are queued one at a time on the UI thread's message loop. If the events</text:span></text:p>
              <text:p text:style-name="P7"><text:span text:style-name="T3">// are queued, UI events that are received during startup will be acted upon</text:span></text:p>
              <text:p text:style-name="P7"><text:span text:style-name="T3">// between startup tasks. The motivation for this is that, on targets where the</text:span></text:p>
              <text:p text:style-name="P7"><text:span text:style-name="T3">// UI is already started, it allows us to keep the UI responsive during startup.</text:span></text:p>
              <text:p text:style-name="P7"><text:span text:style-name="T3">//</text:span></text:p>
              <text:p text:style-name="P7"><text:span text:style-name="T3">// Note that this differs from a SingleThreadedTaskRunner in that there may be</text:span></text:p>
              <text:p text:style-name="P7"><text:span text:style-name="T3">// no opportunity to handle UI events between the tasks of a</text:span></text:p>
              <text:p text:style-name="P7"><text:span text:style-name="T3">// SingleThreadedTaskRunner.</text:span></text:p>
            </office:annotation>
            <text:p>StartupTaskRunne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60]" office:value-type="float" office:value="0" calcext:value-type="float">
            <table:detective>
              <table:highlighted-range table:cell-range-address="Diagram.S60:Diagram.S60" table:direction="from-same-table"/>
              <table:operation table:name="trace-precedents" table:index="40"/>
            </table:detective>
            <text:p>0</text:p>
          </table:table-cell>
          <table:table-cell table:number-columns-repeated="2"/>
          <table:table-cell office:value-type="string" calcext:value-type="string">
            <office:annotation draw:style-name="gr6" draw:text-style-name="P8" svg:width="446.83pt" svg:height="173.65pt" svg:x="366.89pt" svg:y="890.11pt" draw:caption-point-x="638.9pt" draw:caption-point-y="280.66pt">
              <dc:date>2019-01-24T00:00:00</dc:date>
              <text:p text:style-name="P7"><text:span text:style-name="T3">// NetLog is the destination for log messages generated by the network stack.</text:span></text:p>
              <text:p text:style-name="P7"><text:span text:style-name="T3">// Each log message has a "source" field which identifies the specific entity</text:span></text:p>
              <text:p text:style-name="P7"><text:span text:style-name="T3">// that generated the message (for example, which URLRequest or which</text:span></text:p>
              <text:p text:style-name="P7"><text:span text:style-name="T3">// SpdySession).</text:span></text:p>
              <text:p text:style-name="P7"><text:span text:style-name="T3">//</text:span></text:p>
              <text:p text:style-name="P7"><text:span text:style-name="T3">// To avoid needing to pass in the "source ID" to the logging functions, NetLog</text:span></text:p>
              <text:p text:style-name="P7"><text:span text:style-name="T3">// is usually accessed through a NetLogWithSource, which will always pass in a</text:span></text:p>
              <text:p text:style-name="P7"><text:span text:style-name="T3">// specific source ID.</text:span></text:p>
              <text:p text:style-name="P7"><text:span text:style-name="T3">//</text:span></text:p>
              <text:p text:style-name="P7"><text:span text:style-name="T3">// All methods are thread safe, with the exception that no NetLog or</text:span></text:p>
              <text:p text:style-name="P7"><text:span text:style-name="T3">// NetLog::ThreadSafeObserver functions may be called by an observer's</text:span></text:p>
              <text:p text:style-name="P7"><text:span text:style-name="T3">// OnAddEntry() method. <text:s/>Doing so will result in a deadlock.</text:span></text:p>
              <text:p text:style-name="P7"><text:span text:style-name="T3">//</text:span></text:p>
              <text:p text:style-name="P7"><text:span text:style-name="T3">// For a broader introduction see the design document:</text:span></text:p>
              <text:p text:style-name="P7"><text:span text:style-name="T3">// https://sites.google.com/a/chromium.org/dev/developers/design-documents/network-stack/netlog</text:span></text:p>
            </office:annotation>
            <text:p>ShellNetLog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45]" office:value-type="float" office:value="0" calcext:value-type="float">
            <table:detective>
              <table:highlighted-range table:cell-range-address="Diagram.S45:Diagram.S45" table:direction="from-same-table"/>
              <table:operation table:name="trace-precedents" table:index="41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MemoryPressureMonito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7"/>
          <table:table-cell table:style-name="ce68" office:value-type="string" calcext:value-type="string">
            <office:annotation draw:style-name="gr7" draw:text-style-name="P8" svg:width="377.57pt" svg:height="50.49pt" svg:x="566.05pt" svg:y="1265.92pt" draw:caption-point-x="439.74pt" draw:caption-point-y="-56.75pt">
              <dc:date>2019-02-04T00:00:00</dc:date>
              <text:p text:style-name="P7"><text:span text:style-name="T3">// This must be created on the main thread but it's only called on the IO/file</text:span></text:p>
              <text:p text:style-name="P7"><text:span text:style-name="T3">// thread. This is an asynchronous wrapper around the PluginList interface for</text:span></text:p>
              <text:p text:style-name="P7"><text:span text:style-name="T3">// querying plugin information. This must be used instead of that to avoid</text:span></text:p>
              <text:p text:style-name="P7"><text:span text:style-name="T3">// doing expensive disk operations on the IO/UI threads.</text:span></text:p>
            </office:annotation>
            <text:p>PluginServiceImpl</text:p>
          </table:table-cell>
          <table:table-cell/>
          <table:table-cell table:style-name="ce73" office:value-type="string" calcext:value-type="string">
            <text:p>plugin_list_task_runner_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35]" office:value-type="float" office:value="0" calcext:value-type="float">
            <table:detective>
              <table:highlighted-range table:cell-range-address="Diagram.S35:Diagram.S35" table:direction="from-same-table"/>
              <table:operation table:name="trace-precedents" table:index="42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8" draw:text-style-name="P8" svg:width="409.75pt" svg:height="274.42pt" svg:x="695.51pt" svg:y="1404.85pt" draw:caption-point-x="310.28pt" draw:caption-point-y="-170.08pt">
              <dc:date>2019-02-04T00:00:00</dc:date>
              <text:p text:style-name="P7"><text:span text:style-name="T3">///////////////////////////////////////////////////////////////////////////////</text:span></text:p>
              <text:p text:style-name="P7"><text:span text:style-name="T3">// BrowserThread</text:span></text:p>
              <text:p text:style-name="P7"><text:span text:style-name="T3">//</text:span></text:p>
              <text:p text:style-name="P7"><text:span text:style-name="T3">// Utility functions for threads that are known by a browser-wide name. <text:s/>For</text:span></text:p>
              <text:p text:style-name="P7"><text:span text:style-name="T3">// example, there is one IO thread for the entire browser process, and various</text:span></text:p>
              <text:p text:style-name="P7"><text:span text:style-name="T3">// pieces of code find it useful to retrieve a pointer to the IO thread's</text:span></text:p>
              <text:p text:style-name="P7"><text:span text:style-name="T3">// message loop.</text:span></text:p>
              <text:p text:style-name="P7"><text:span text:style-name="T3">//</text:span></text:p>
              <text:p text:style-name="P7"><text:span text:style-name="T3">// See browser_task_traits.h for posting Tasks to a BrowserThread.</text:span></text:p>
              <text:p text:style-name="P7"><text:span text:style-name="T3">//</text:span></text:p>
              <text:p text:style-name="P7"><text:span text:style-name="T3">// This class automatically handles the lifetime of different threads. You</text:span></text:p>
              <text:p text:style-name="P7"><text:span text:style-name="T3">// should never need to cache pointers to MessageLoops, since they're not thread</text:span></text:p>
              <text:p text:style-name="P7"><text:span text:style-name="T3">// safe.</text:span></text:p>
              <text:p text:style-name="P7"><text:span text:style-name="T3"/></text:p>
              <text:p text:style-name="P7"><text:span text:style-name="T3"/></text:p>
              <text:p text:style-name="P7"><text:span text:style-name="T3"/></text:p>
              <text:p text:style-name="P7"><text:span text:style-name="T3">// BrowserThreadImpl is a scoped object which maps a SingleThreadTaskRunner to a</text:span></text:p>
              <text:p text:style-name="P7"><text:span text:style-name="T3">// BrowserThread::ID. On ~BrowserThreadImpl() that ID enters a SHUTDOWN state</text:span></text:p>
              <text:p text:style-name="P7"><text:span text:style-name="T3">// (in which BrowserThread::IsThreadInitialized() returns false) but the mapping</text:span></text:p>
              <text:p text:style-name="P7"><text:span text:style-name="T3">// isn't undone to avoid shutdown races (the task runner is free to stop</text:span></text:p>
              <text:p text:style-name="P7"><text:span text:style-name="T3">// accepting tasks by then however).</text:span></text:p>
              <text:p text:style-name="P7"><text:span text:style-name="T3">//</text:span></text:p>
              <text:p text:style-name="P7"><text:span text:style-name="T3">// Very few users should use this directly. To mock BrowserThreads, tests should</text:span></text:p>
              <text:p text:style-name="P7"><text:span text:style-name="T3">// use TestBrowserThreadBundle instead.</text:span></text:p>
            </office:annotation>
            <text:p>BrowserThreadImpl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46]" office:value-type="float" office:value="0" calcext:value-type="float">
            <table:detective>
              <table:highlighted-range table:cell-range-address="Diagram.S46:Diagram.S46" table:direction="from-same-table"/>
              <table:operation table:name="trace-precedents" table:index="43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9" draw:text-style-name="P8" svg:width="391.24pt" svg:height="39.29pt" svg:x="714.02pt" svg:y="1217.57pt" draw:caption-point-x="291.77pt" draw:caption-point-y="42.8pt">
              <dc:date>2019-02-04T00:00:00</dc:date>
              <text:p text:style-name="P7"><text:span text:style-name="T3">// A simple class that initialized Mojo IPC support on construction and shuts</text:span></text:p>
              <text:p text:style-name="P7"><text:span text:style-name="T3">// down IPC support on destruction, optionally blocking the destructor on clean</text:span></text:p>
              <text:p text:style-name="P7"><text:span text:style-name="T3">// IPC shutdown completion.</text:span></text:p>
            </office:annotation>
            <text:p>ScopedIPCSupport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47]" office:value-type="float" office:value="0" calcext:value-type="float">
            <table:detective>
              <table:highlighted-range table:cell-range-address="Diagram.S47:Diagram.S47" table:direction="from-same-table"/>
              <table:operation table:name="trace-precedents" table:index="44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10" draw:text-style-name="P8" svg:width="421.8pt" svg:height="28.09pt" svg:x="683.46pt" svg:y="1238.17pt" draw:caption-point-x="322.33pt" draw:caption-point-y="47.79pt">
              <dc:date>2019-02-04T00:00:00</dc:date>
              <text:p text:style-name="P7"><text:span text:style-name="T3">// ServiceManagerContext manages the browser's connection to the ServiceManager,</text:span></text:p>
              <text:p text:style-name="P7"><text:span text:style-name="T3">// hosting an in-process ServiceManagerContext.</text:span></text:p>
            </office:annotation>
            <text:p>ServiceManagerContext</text:p>
          </table:table-cell>
          <table:table-cell/>
          <table:table-cell table:style-name="ce73" office:value-type="string" calcext:value-type="string">
            <text:p>in_process_context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packaged_services_connection_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92]" office:value-type="float" office:value="0" calcext:value-type="float">
            <table:detective>
              <table:highlighted-range table:cell-range-address="Diagram.S92:Diagram.S92" table:direction="from-same-table"/>
              <table:operation table:name="trace-precedents" table:index="45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11" draw:text-style-name="P8" svg:width="348.63pt" svg:height="16.89pt" svg:x="756.62pt" svg:y="1266.04pt" draw:caption-point-x="249.17pt" draw:caption-point-y="58.34pt">
              <dc:date>2019-02-04T00:00:00</dc:date>
              <text:p text:style-name="P7"><text:span text:style-name="T3">// State which lives on the IO thread and drives the ServiceManager.</text:span></text:p>
            </office:annotation>
            <text:p>InProcessServiceManagerContext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93]" office:value-type="float" office:value="0" calcext:value-type="float">
            <table:detective>
              <table:highlighted-range table:cell-range-address="Diagram.S93:Diagram.S93" table:direction="from-same-table"/>
              <table:operation table:name="trace-precedents" table:index="46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12" draw:text-style-name="P8" svg:width="365.53pt" svg:height="117.67pt" svg:x="412.47pt" svg:y="1318.14pt" draw:caption-point-x="593.32pt" draw:caption-point-y="31.83pt">
              <dc:date>2019-02-04T00:00:00</dc:date>
              <text:p text:style-name="P7"><text:span text:style-name="T3">// Encapsulates a connection to a //services/service_manager.</text:span></text:p>
              <text:p text:style-name="P7"><text:span text:style-name="T3">// Access a global instance on the thread the ServiceContext was bound by</text:span></text:p>
              <text:p text:style-name="P7"><text:span text:style-name="T3">// calling Holder::Get().</text:span></text:p>
              <text:p text:style-name="P7"><text:span text:style-name="T3">// Clients can add service_manager::Service implementations whose exposed</text:span></text:p>
              <text:p text:style-name="P7"><text:span text:style-name="T3">// interfaces</text:span></text:p>
              <text:p text:style-name="P7"><text:span text:style-name="T3">// will be exposed to inbound connections to this object's Service.</text:span></text:p>
              <text:p text:style-name="P7"><text:span text:style-name="T3">// Alternatively clients can define named services that will be constructed when</text:span></text:p>
              <text:p text:style-name="P7"><text:span text:style-name="T3">// requests for those service names are received.</text:span></text:p>
              <text:p text:style-name="P7"><text:span text:style-name="T3">// Clients must call any of the registration methods when receiving</text:span></text:p>
              <text:p text:style-name="P7"><text:span text:style-name="T3">// ContentBrowserClient::RegisterInProcessServices().</text:span></text:p>
            </office:annotation>
            <text:p>ServiceManagerConnectionImpl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48]" office:value-type="float" office:value="0" calcext:value-type="float">
            <table:detective>
              <table:highlighted-range table:cell-range-address="Diagram.S48:Diagram.S48" table:direction="from-same-table"/>
              <table:operation table:name="trace-precedents" table:index="47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7" draw:text-style-name="P8" svg:width="346.22pt" svg:height="50.49pt" svg:x="759.03pt" svg:y="1495.45pt" draw:caption-point-x="246.76pt" draw:caption-point-y="-119.88pt">
              <dc:date>2019-02-04T00:00:00</dc:date>
              <text:p text:style-name="P7"><text:span text:style-name="T3">// TracingController is used on the browser processes to enable/disable</text:span></text:p>
              <text:p text:style-name="P7"><text:span text:style-name="T3">// tracing status and collect trace data. Only the browser UI thread is allowed</text:span></text:p>
              <text:p text:style-name="P7"><text:span text:style-name="T3">// to interact with the TracingController object. All callbacks are called on</text:span></text:p>
              <text:p text:style-name="P7"><text:span text:style-name="T3">// the UI thread.</text:span></text:p>
            </office:annotation>
            <text:p>TracingControllerImpl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49]" office:value-type="float" office:value="0" calcext:value-type="float">
            <table:detective>
              <table:highlighted-range table:cell-range-address="Diagram.S49:Diagram.S49" table:direction="from-same-table"/>
              <table:operation table:name="trace-precedents" table:index="48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9" draw:text-style-name="P8" svg:width="342.96pt" svg:height="39.29pt" svg:x="762.29pt" svg:y="1485.41pt" draw:caption-point-x="243.5pt" draw:caption-point-y="-84.25pt">
              <dc:date>2019-02-04T00:00:00</dc:date>
              <text:p text:style-name="P7"><text:span text:style-name="T3">// Browser side wrapper of mojom::FrameSinkManager, to be used from the</text:span></text:p>
              <text:p text:style-name="P7"><text:span text:style-name="T3">// UI thread. Manages frame sinks and is intended to replace all usage of</text:span></text:p>
              <text:p text:style-name="P7"><text:span text:style-name="T3">// FrameSinkManagerImpl.</text:span></text:p>
            </office:annotation>
            <text:p>HostFrameSinkManage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0]" office:value-type="float" office:value="0" calcext:value-type="float">
            <table:detective>
              <table:highlighted-range table:cell-range-address="Diagram.S50:Diagram.S50" table:direction="from-same-table"/>
              <table:operation table:name="trace-precedents" table:index="49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CompositingModeReporterImpl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1]" office:value-type="float" office:value="0" calcext:value-type="float">
            <table:detective>
              <table:highlighted-range table:cell-range-address="Diagram.S51:Diagram.S51" table:direction="from-same-table"/>
              <table:operation table:name="trace-precedents" table:index="50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ResourceDispatcherHostImpl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2]" office:value-type="float" office:value="0" calcext:value-type="float">
            <table:detective>
              <table:highlighted-range table:cell-range-address="Diagram.S52:Diagram.S52" table:direction="from-same-table"/>
              <table:operation table:name="trace-precedents" table:index="51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13" draw:text-style-name="P8" svg:width="367.09pt" svg:height="95.27pt" svg:x="738.17pt" svg:y="1759.97pt" draw:caption-point-x="267.62pt" draw:caption-point-y="-282.02pt">
              <dc:date>2019-02-04T00:00:00</dc:date>
              <text:p text:style-name="P7"><text:span text:style-name="T3">// Delegate from loader to the rest of content. Should be interacted with on the</text:span></text:p>
              <text:p text:style-name="P7"><text:span text:style-name="T3">// IO thread unless otherwise noted.</text:span></text:p>
              <text:p text:style-name="P7"><text:span text:style-name="T3">//</text:span></text:p>
              <text:p text:style-name="P7"><text:span text:style-name="T3">// This is used for breaking dependencies between content at-large and</text:span></text:p>
              <text:p text:style-name="P7"><text:span text:style-name="T3">// content/browser/loader which will eventually be moved to a separate</text:span></text:p>
              <text:p text:style-name="P7"><text:span text:style-name="T3">// networking service. All methods in this interface should be asynchronous,</text:span></text:p>
              <text:p text:style-name="P7"><text:span text:style-name="T3">// since eventually this will be a Mojo interface. See https://crbug.com/622050</text:span></text:p>
              <text:p text:style-name="P7"><text:span text:style-name="T3">// and https://crbug.com/598073.</text:span></text:p>
            </office:annotation>
            <text:p>LoaderDelegateImpl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3]" office:value-type="float" office:value="0" calcext:value-type="float">
            <table:detective>
              <table:highlighted-range table:cell-range-address="Diagram.S53:Diagram.S53" table:direction="from-same-table"/>
              <table:operation table:name="trace-precedents" table:index="52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9" draw:text-style-name="P8" svg:width="367.09pt" svg:height="39.29pt" svg:x="738.17pt" svg:y="1454.63pt" draw:caption-point-x="267.62pt" draw:caption-point-y="48.95pt">
              <dc:date>2019-02-04T00:00:00</dc:date>
              <text:p text:style-name="P7"><text:span text:style-name="T3">// MediaStreamManager is used to generate and close new media devices, not to</text:span></text:p>
              <text:p text:style-name="P7"><text:span text:style-name="T3">// start the media flow. The classes requesting new media streams are answered</text:span></text:p>
              <text:p text:style-name="P7"><text:span text:style-name="T3">// using callbacks.</text:span></text:p>
            </office:annotation>
            <text:p>MediaStreamManage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4]" office:value-type="float" office:value="0" calcext:value-type="float">
            <table:detective>
              <table:highlighted-range table:cell-range-address="Diagram.S54:Diagram.S54" table:direction="from-same-table"/>
              <table:operation table:name="trace-precedents" table:index="53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14" draw:text-style-name="P8" svg:width="382.76pt" svg:height="364pt" svg:x="445.46pt" svg:y="1394.28pt" draw:caption-point-x="560.32pt" draw:caption-point-y="134.9pt">
              <dc:date>2019-02-04T00:00:00</dc:date>
              <text:p text:style-name="P7"><text:span text:style-name="T3">// The SpeechRecognitionManager (SRM) is a singleton class that handles SR</text:span></text:p>
              <text:p text:style-name="P7"><text:span text:style-name="T3">// functionalities within Chrome. Everyone that needs to perform SR should</text:span></text:p>
              <text:p text:style-name="P7"><text:span text:style-name="T3">// interface exclusively with the SRM, receiving events through the callback</text:span></text:p>
              <text:p text:style-name="P7"><text:span text:style-name="T3">// interface SpeechRecognitionEventListener.</text:span></text:p>
              <text:p text:style-name="P7"><text:span text:style-name="T3">// Since many different sources can use SR in different times (some overlapping</text:span></text:p>
              <text:p text:style-name="P7"><text:span text:style-name="T3">// is allowed while waiting for results), the SRM has the further responsibility</text:span></text:p>
              <text:p text:style-name="P7"><text:span text:style-name="T3">// of handling separately and reliably (taking into account also call sequences</text:span></text:p>
              <text:p text:style-name="P7"><text:span text:style-name="T3">// that might not make sense, e.g., two subsequent AbortSession calls).</text:span></text:p>
              <text:p text:style-name="P7"><text:span text:style-name="T3">// In this sense a session, within the SRM, models the ongoing evolution of a</text:span></text:p>
              <text:p text:style-name="P7"><text:span text:style-name="T3">// SR request from the viewpoint of the end-user, abstracting all the concrete</text:span></text:p>
              <text:p text:style-name="P7"><text:span text:style-name="T3">// operations that must be carried out, that will be handled by inner classes.</text:span></text:p>
              <text:p text:style-name="P7"><text:span text:style-name="T3"/></text:p>
              <text:p text:style-name="P7"><text:span text:style-name="T3"/></text:p>
              <text:p text:style-name="P7"><text:span text:style-name="T3">// This is the manager for speech recognition. It is a single instance in</text:span></text:p>
              <text:p text:style-name="P7"><text:span text:style-name="T3">// the browser process and can serve several requests. Each recognition request</text:span></text:p>
              <text:p text:style-name="P7"><text:span text:style-name="T3">// corresponds to a session, initiated via |CreateSession|.</text:span></text:p>
              <text:p text:style-name="P7"><text:span text:style-name="T3">//</text:span></text:p>
              <text:p text:style-name="P7"><text:span text:style-name="T3">// In any moment, the manager has a single session known as the primary session,</text:span></text:p>
              <text:p text:style-name="P7"><text:span text:style-name="T3">// |primary_session_id_|.</text:span></text:p>
              <text:p text:style-name="P7"><text:span text:style-name="T3">// This is the session that is capturing audio, waiting for user permission,</text:span></text:p>
              <text:p text:style-name="P7"><text:span text:style-name="T3">// etc. There may also be other, non-primary, sessions living in parallel that</text:span></text:p>
              <text:p text:style-name="P7"><text:span text:style-name="T3">// are waiting for results but not recording audio.</text:span></text:p>
              <text:p text:style-name="P7"><text:span text:style-name="T3">//</text:span></text:p>
              <text:p text:style-name="P7"><text:span text:style-name="T3">// The SpeechRecognitionManager has the following responsibilities:</text:span></text:p>
              <text:p text:style-name="P7"><text:span text:style-name="T3">// <text:s/>- Handles requests received from various render frames and makes sure only</text:span></text:p>
              <text:p text:style-name="P7"><text:span text:style-name="T3">// <text:s text:c="3"/>one of them accesses the audio device at any given time.</text:span></text:p>
              <text:p text:style-name="P7"><text:span text:style-name="T3">// <text:s/>- Handles the instantiation of SpeechRecognitionEngine objects when</text:span></text:p>
              <text:p text:style-name="P7"><text:span text:style-name="T3">// <text:s text:c="3"/>requested by SpeechRecognitionSessions.</text:span></text:p>
              <text:p text:style-name="P7"><text:span text:style-name="T3">// <text:s/>- Relays recognition results/status/error events of each session to the</text:span></text:p>
              <text:p text:style-name="P7"><text:span text:style-name="T3">// <text:s text:c="3"/>corresponding listener (demuxing on the base of their session_id).</text:span></text:p>
              <text:p text:style-name="P7"><text:span text:style-name="T3">// <text:s/>- Relays also recognition results/status/error events of every session to</text:span></text:p>
              <text:p text:style-name="P7"><text:span text:style-name="T3">// <text:s text:c="3"/>the catch-all snoop listener (optionally) provided by the delegate.</text:span></text:p>
            </office:annotation>
            <text:p>SpeechRecognitionManagerImpl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5]" office:value-type="float" office:value="0" calcext:value-type="float">
            <table:detective>
              <table:highlighted-range table:cell-range-address="Diagram.S55:Diagram.S55" table:direction="from-same-table"/>
              <table:operation table:name="trace-precedents" table:index="54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UserInputMonitorWin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6]" office:value-type="float" office:value="0" calcext:value-type="float">
            <table:detective>
              <table:highlighted-range table:cell-range-address="Diagram.S56:Diagram.S56" table:direction="from-same-table"/>
              <table:operation table:name="trace-precedents" table:index="55"/>
            </table:detective>
            <text:p>0</text:p>
          </table:table-cell>
          <table:table-cell table:formula="of:=[.K74]" office:value-type="float" office:value="0" calcext:value-type="float">
            <table:detective>
              <table:highlighted-range table:cell-range-address="Diagram.K74:Diagram.K74" table:direction="from-same-table"/>
              <table:operation table:name="trace-precedents" table:index="56"/>
            </table:detective>
            <text:p>0</text:p>
          </table:table-cell>
          <table:table-cell/>
          <table:table-cell table:style-name="ce68" office:value-type="string" calcext:value-type="string">
            <text:p>SaveFileManage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7]" office:value-type="float" office:value="0" calcext:value-type="float">
            <table:detective>
              <table:highlighted-range table:cell-range-address="Diagram.S57:Diagram.S57" table:direction="from-same-table"/>
              <table:operation table:name="trace-precedents" table:index="57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Watcher</text:p>
          </table:table-cell>
          <table:table-cell/>
          <table:table-cell table:style-name="ce73" office:value-type="string" calcext:value-type="string">
            <text:p>calculator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native_event_observer_ui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message_loop_observer_ui_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117]" office:value-type="float" office:value="0" calcext:value-type="float">
            <table:detective>
              <table:highlighted-range table:cell-range-address="Diagram.S117:Diagram.S117" table:direction="from-same-table"/>
              <table:operation table:name="trace-precedents" table:index="58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Calculato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118]" office:value-type="float" office:value="0" calcext:value-type="float">
            <table:detective>
              <table:highlighted-range table:cell-range-address="Diagram.S118:Diagram.S118" table:direction="from-same-table"/>
              <table:operation table:name="trace-precedents" table:index="59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NativeEventObserve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119]" office:value-type="float" office:value="0" calcext:value-type="float">
            <table:detective>
              <table:highlighted-range table:cell-range-address="Diagram.S119:Diagram.S119" table:direction="from-same-table"/>
              <table:operation table:name="trace-precedents" table:index="60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MessageLoopObserve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61]" office:value-type="float" office:value="0" calcext:value-type="float">
            <table:detective>
              <table:highlighted-range table:cell-range-address="Diagram.S61:Diagram.S61" table:direction="from-same-table"/>
              <table:operation table:name="trace-precedents" table:index="62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ShellBrowserContext</text:p>
          </table:table-cell>
          <table:table-cell/>
          <table:table-cell table:style-name="ce73" office:value-type="string" calcext:value-type="string">
            <text:p>resource_context_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127]" office:value-type="float" office:value="0" calcext:value-type="float">
            <table:detective>
              <table:highlighted-range table:cell-range-address="Diagram.S127:Diagram.S127" table:direction="from-same-table"/>
              <table:operation table:name="trace-precedents" table:index="61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ShellResourceContext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62]" office:value-type="float" office:value="0" calcext:value-type="float">
            <table:detective>
              <table:highlighted-range table:cell-range-address="Diagram.S62:Diagram.S62" table:direction="from-same-table"/>
              <table:operation table:name="trace-precedents" table:index="63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ShellBrowserContext</text:p>
          </table:table-cell>
          <table:table-cell table:number-columns-repeated="1006"/>
        </table:table-row>
        <table:table-row table:style-name="ro2" table:number-rows-repeated="10484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7" draw:display-name="Arrowheads 7" svg:viewBox="-100 -100 200 200" svg:d="M100 0c0 18-4 34-13 50-10 16-21 27-37 37-16 9-32 13-50 13s-34-4-50-13c-16-10-27-21-37-37-9-16-13-32-13-50s4-34 13-50c10-16 21-27 37-37 16-9 32-13 50-13s34 4 50 13c16 10 27 21 37 37 9 16 13 32 13 50z"/>
    <draw:marker draw:name="Square" svg:viewBox="0 0 10 10" svg:d="M0 0h10v10h-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/00/0000</text:date>, <text:time style:data-style-name="N2" text:time-value="13:51:41.4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2:06:09.60</meta:creation-date>
    <dc:date>2019-02-12T14:46:56.888000000</dc:date>
    <meta:editing-duration>P1DT20H4M40S</meta:editing-duration>
    <meta:editing-cycles>10</meta:editing-cycles>
    <meta:generator>LibreOffice/6.1.4.2$Windows_X86_64 LibreOffice_project/9d0f32d1f0b509096fd65e0d4bec26ddd1938fd3</meta:generator>
    <meta:document-statistic meta:table-count="1" meta:cell-count="207" meta:object-count="0"/>
  </office:meta>
</office:document-meta>
</file>